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master-page-name="">
      <style:table-properties style:width="6.6931in" style:page-number="auto" table:align="margins"/>
    </style:style>
    <style:style style:name="Table1.A" style:family="table-column">
      <style:table-column-properties style:column-width="2.4215in" style:rel-column-width="3487*"/>
    </style:style>
    <style:style style:name="Table1.B" style:family="table-column">
      <style:table-column-properties style:column-width="2.2424in" style:rel-column-width="3229*"/>
    </style:style>
    <style:style style:name="Table1.C" style:family="table-column">
      <style:table-column-properties style:column-width="0.8035in" style:rel-column-width="1157*"/>
    </style:style>
    <style:style style:name="Table1.D" style:family="table-column">
      <style:table-column-properties style:column-width="0.6174in" style:rel-column-width="889*"/>
    </style:style>
    <style:style style:name="Table1.E" style:family="table-column">
      <style:table-column-properties style:column-width="0.6083in" style:rel-column-width="87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14" style:family="table-row">
      <style:table-row-properties style:min-row-height="0.5771in"/>
    </style:style>
    <style:style style:name="P1" style:family="paragraph" style:parent-style-name="Text_20_body">
      <loext:graphic-properties draw:fill="none"/>
      <style:paragraph-properties fo:background-color="transparent"/>
      <style:text-properties fo:font-weight="bold" style:font-weight-asian="bold" style:font-weight-complex="bold"/>
    </style:style>
    <style:style style:name="P2" style:family="paragraph" style:parent-style-name="Text_20_body">
      <loext:graphic-properties draw:fill="none"/>
      <style:paragraph-properties fo:background-color="transparent"/>
      <style:text-properties fo:font-weight="bold" officeooo:rsid="004a9bd1" officeooo:paragraph-rsid="004a9bd1" style:font-weight-asian="bold" style:font-weight-complex="bold"/>
    </style:style>
    <style:style style:name="P3" style:family="paragraph" style:parent-style-name="Text_20_body">
      <loext:graphic-properties draw:fill="none"/>
      <style:paragraph-properties fo:background-color="transparent" style:writing-mode="lr-tb"/>
      <style:text-properties fo:font-weight="bold" officeooo:rsid="004efebb" officeooo:paragraph-rsid="004efebb" style:font-weight-asian="bold" style:font-weight-complex="bold"/>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9"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10"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9"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20"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21"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2"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officeooo:paragraph-rsid="0049e3a2"/>
    </style:style>
    <style:style style:name="P28"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9"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officeooo:rsid="0049e3a2" officeooo:paragraph-rsid="0049e3a2"/>
    </style:style>
    <style:style style:name="P30"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31"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1c68cf" officeooo:paragraph-rsid="00242c30"/>
    </style:style>
    <style:style style:name="P32"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33"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34" style:family="paragraph">
      <loext:graphic-properties draw:fill="none"/>
      <style:paragraph-properties fo:background-color="transparent"/>
      <style:text-properties fo:font-weight="bold" style:font-weight-asian="bold" style:font-weight-complex="bold"/>
    </style:style>
    <style:style style:name="P35" style:family="paragraph">
      <loext:graphic-properties draw:fill="none"/>
      <style:paragraph-properties fo:background-color="transparent"/>
      <style:text-properties fo:font-weight="bold" officeooo:rsid="004a9bd1" officeooo:paragraph-rsid="004a9bd1" style:font-weight-asian="bold" style:font-weight-complex="bold"/>
    </style:style>
    <style:style style:name="P36" style:family="paragraph" style:parent-style-name="Text_20_body">
      <loext:graphic-properties draw:fill="none"/>
      <style:paragraph-properties fo:break-before="page" fo:background-color="transparent"/>
      <style:text-properties fo:font-weight="bold" style:font-weight-asian="bold" style:font-weight-complex="bold"/>
    </style:style>
    <style:style style:name="P3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8"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42c30"/>
    </style:style>
    <style:style style:name="P4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4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4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4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42c30" officeooo:paragraph-rsid="00242c30"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cc5cb" officeooo:paragraph-rsid="00242c30" style:font-size-asian="10pt" style:font-size-complex="10pt"/>
    </style:style>
    <style:style style:name="P4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5c68e" officeooo:paragraph-rsid="0025c68e" style:font-size-asian="10pt" style:font-size-complex="10pt"/>
    </style:style>
    <style:style style:name="P4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3524" officeooo:paragraph-rsid="00283524" style:font-size-asian="10pt" style:font-size-complex="10pt"/>
    </style:style>
    <style:style style:name="P4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b140" officeooo:paragraph-rsid="0028b140" style:font-size-asian="10pt" style:font-size-complex="10pt"/>
    </style:style>
    <style:style style:name="P4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927f1" officeooo:paragraph-rsid="002927f1" style:font-size-asian="10pt" style:font-size-complex="10pt"/>
    </style:style>
    <style:style style:name="P4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e23ba" officeooo:paragraph-rsid="002e23ba" style:font-size-asian="10pt" style:font-size-complex="10pt"/>
    </style:style>
    <style:style style:name="P5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30052d" officeooo:paragraph-rsid="002e23ba" style:font-size-asian="10pt" style:font-size-complex="10pt"/>
    </style:style>
    <style:style style:name="P5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8062d" officeooo:paragraph-rsid="00242c30" style:font-size-asian="10pt" style:font-size-complex="10pt"/>
    </style:style>
    <style:style style:name="P5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cda26" officeooo:paragraph-rsid="004cda26" style:font-size-asian="10pt" style:font-size-complex="10pt"/>
    </style:style>
    <style:style style:name="P5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e3b31" officeooo:paragraph-rsid="004e3b31" style:font-size-asian="10pt" style:font-size-complex="10pt"/>
    </style:style>
    <style:style style:name="P54"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25c68e"/>
    </style:style>
    <style:style style:name="T2" style:family="text">
      <style:text-properties officeooo:rsid="00283524"/>
    </style:style>
    <style:style style:name="T3" style:family="text">
      <style:text-properties officeooo:rsid="0028ed02"/>
    </style:style>
    <style:style style:name="T4" style:family="text">
      <style:text-properties officeooo:rsid="002ae489"/>
    </style:style>
    <style:style style:name="T5" style:family="text">
      <style:text-properties officeooo:rsid="003196fc"/>
    </style:style>
    <style:style style:name="T6" style:family="text">
      <style:text-properties officeooo:rsid="00337e0b"/>
    </style:style>
    <style:style style:name="T7" style:family="text">
      <style:text-properties officeooo:rsid="00338803"/>
    </style:style>
    <style:style style:name="T8" style:family="text">
      <style:text-properties fo:font-weight="bold" style:font-weight-asian="bold" style:font-weight-complex="bold"/>
    </style:style>
    <style:style style:name="T9" style:family="text">
      <style:text-properties officeooo:rsid="003b5453"/>
    </style:style>
    <style:style style:name="T10" style:family="text">
      <style:text-properties officeooo:rsid="003c24d4"/>
    </style:style>
    <style:style style:name="T11" style:family="text">
      <style:text-properties officeooo:rsid="003d1c02"/>
    </style:style>
    <style:style style:name="T12" style:family="text">
      <style:text-properties officeooo:rsid="00404720"/>
    </style:style>
    <style:style style:name="T13" style:family="text">
      <style:text-properties officeooo:rsid="004cf134"/>
    </style:style>
    <style:style style:name="T14" style:family="text">
      <style:text-properties officeooo:rsid="004e3b31"/>
    </style:style>
    <style:style style:name="T15" style:family="text">
      <style:text-properties officeooo:rsid="004efebb"/>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33">Title: <text:span text:style-name="T6">Interactive Aesthetic Growth Management</text:span></text:p>
        </text:list-header>
      </text:list>
      <text:p text:style-name="P32"><text:tab/>Work type: Interactive graphical computer program in Processing</text:p>
      <text:p text:style-name="P32"><text:tab/>Name: Elliot <text:span text:style-name="T2">Chandler</text:span></text:p>
      <text:p text:style-name="P20">Work Description: This <text:span text:style-name="T2">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1">Work Intention: <text:span text:style-name="T7">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5"><text:soft-page-break/>Framing: </text:p>
      <text:p text:style-name="P6">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8">“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7">Work 2: “<text:span text:style-name="T10">Tamagotchi” </text:span><text:a xlink:type="simple" xlink:href="https://en.wikipedia.org/wiki/Tamagotchi" text:style-name="Internet_20_link" text:visited-style-name="Visited_20_Internet_20_Link"><text:span text:style-name="T10">https://en.wikipedia.org/wiki/Tamagotchi</text:span></text:a><text:span text:style-name="T10"> (mostly via description in class and at </text:span><text:a xlink:type="simple" xlink:href="http://nmd430.sofianaudry.com/assignment-1/" text:style-name="Internet_20_link" text:visited-style-name="Visited_20_Internet_20_Link"><text:span text:style-name="T10">http://nmd430.sofianaudry.com/assignment-1/</text:span></text:a><text:span text:style-name="T10"> ).</text:span></text:p>
      <text:p text:style-name="P7"><text:span text:style-name="T10">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6">Work 3:<text:span text:style-name="T11"> “Algorithmic Music Composition” — Stefan J. </text:span><text:a xlink:type="simple" xlink:href="https://www.youtube.com/watch?v=IHCfTvNDS_g" text:style-name="Internet_20_link" text:visited-style-name="Visited_20_Internet_20_Link"><text:span text:style-name="T11">https://www.youtube.com/watch?v=IHCfTvNDS_g</text:span></text:a></text:p>
      <text:p text:style-name="P9">While this work does not have much similarity to <text:span text:style-name="T12">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4"/>
      <text:p text:style-name="P30"/>
      <text:p text:style-name="P4"/>
      <text:p text:style-name="P1">Class relationship diagram</text:p>
      <text:p text:style-name="P4"/>
      <text:p text:style-name="P4"><draw:frame draw:style-name="fr1"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4"/>
      <text:p text:style-name="P31"><text:span text:style-name="T8">Roadmap</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0">Final feature / task</text:p>
          </table:table-cell>
          <table:table-cell table:style-name="Table1.A1" table:number-rows-spanned="2" office:value-type="string">
            <text:p text:style-name="P40">Current status</text:p>
          </table:table-cell>
          <table:table-cell table:style-name="Table1.A1" table:number-rows-spanned="2" office:value-type="string">
            <text:p text:style-name="P40">Completion (%)</text:p>
          </table:table-cell>
          <table:table-cell table:style-name="Table1.D1" table:number-columns-spanned="2" office:value-type="string">
            <text:p text:style-name="P40">Time (h)</text:p>
          </table:table-cell>
          <table:covered-table-cell/>
        </table:table-row>
        <table:table-row table:style-name="Table1.2">
          <table:covered-table-cell/>
          <table:covered-table-cell/>
          <table:covered-table-cell/>
          <table:table-cell table:style-name="Table1.D2" office:value-type="string">
            <text:p text:style-name="P40">Planned</text:p>
          </table:table-cell>
          <table:table-cell table:style-name="Table1.E2" office:value-type="string">
            <text:p text:style-name="P40">Spent</text:p>
          </table:table-cell>
        </table:table-row>
        <table:table-row>
          <table:table-cell table:style-name="Table1.D2" office:value-type="string">
            <text:p text:style-name="P43">Creature template and management</text:p>
          </table:table-cell>
          <table:table-cell table:style-name="Table1.D2" office:value-type="string">
            <text:p text:style-name="P43">done</text:p>
          </table:table-cell>
          <table:table-cell table:style-name="Table1.D2" office:value-type="string">
            <text:p text:style-name="P43">100</text:p>
          </table:table-cell>
          <table:table-cell table:style-name="Table1.D2" office:value-type="string">
            <text:p text:style-name="P44"/>
          </table:table-cell>
          <table:table-cell table:style-name="Table1.E2" office:value-type="string">
            <text:p text:style-name="P43">~1</text:p>
          </table:table-cell>
        </table:table-row>
        <table:table-row>
          <table:table-cell table:style-name="Table1.D2" office:value-type="string">
            <text:p text:style-name="P43">Creatures that disperse themselves <text:span text:style-name="T1">(template behavior for all)</text:span></text:p>
          </table:table-cell>
          <table:table-cell table:style-name="Table1.D2" office:value-type="string">
            <text:p text:style-name="P43">If I stop trying to calculate physics for them, it should go faster.</text:p>
          </table:table-cell>
          <table:table-cell table:style-name="Table1.D2" office:value-type="string">
            <text:p text:style-name="P43">10</text:p>
          </table:table-cell>
          <table:table-cell table:style-name="Table1.D2" office:value-type="string">
            <text:p text:style-name="P43">10</text:p>
          </table:table-cell>
          <table:table-cell table:style-name="Table1.E2" office:value-type="string">
            <text:p text:style-name="P43">~5</text:p>
          </table:table-cell>
        </table:table-row>
        <table:table-row>
          <table:table-cell table:style-name="Table1.D2" office:value-type="string">
            <text:p text:style-name="P43">Creature that <text:span text:style-name="T1">changes shape</text:span></text:p>
          </table:table-cell>
          <table:table-cell table:style-name="Table1.D2" office:value-type="string">
            <text:p text:style-name="P44"/>
          </table:table-cell>
          <table:table-cell table:style-name="Table1.D2" office:value-type="string">
            <text:p text:style-name="P45">0</text:p>
          </table:table-cell>
          <table:table-cell table:style-name="Table1.D2" office:value-type="string">
            <text:p text:style-name="P45">1</text:p>
          </table:table-cell>
          <table:table-cell table:style-name="Table1.E2" office:value-type="string">
            <text:p text:style-name="P45">0</text:p>
          </table:table-cell>
        </table:table-row>
        <table:table-row>
          <table:table-cell table:style-name="Table1.D2" office:value-type="string">
            <text:p text:style-name="P45">Creature that changes color</text:p>
          </table:table-cell>
          <table:table-cell table:style-name="Table1.D2" office:value-type="string">
            <text:p text:style-name="P44"/>
          </table:table-cell>
          <table:table-cell table:style-name="Table1.D2" office:value-type="string">
            <text:p text:style-name="P45">0</text:p>
          </table:table-cell>
          <table:table-cell table:style-name="Table1.D2" office:value-type="string">
            <text:p text:style-name="P45">1</text:p>
          </table:table-cell>
          <table:table-cell table:style-name="Table1.E2" office:value-type="string">
            <text:p text:style-name="P45">0</text:p>
          </table:table-cell>
        </table:table-row>
        <table:table-row>
          <table:table-cell table:style-name="Table1.D2" office:value-type="string">
            <text:p text:style-name="P45">Creature that eats other creatures</text:p>
          </table:table-cell>
          <table:table-cell table:style-name="Table1.D2" office:value-type="string">
            <text:p text:style-name="P44"/>
          </table:table-cell>
          <table:table-cell table:style-name="Table1.D2" office:value-type="string">
            <text:p text:style-name="P45">0</text:p>
          </table:table-cell>
          <table:table-cell table:style-name="Table1.D2" office:value-type="string">
            <text:p text:style-name="P45">5</text:p>
          </table:table-cell>
          <table:table-cell table:style-name="Table1.E2" office:value-type="string">
            <text:p text:style-name="P45">0</text:p>
          </table:table-cell>
        </table:table-row>
        <table:table-row>
          <table:table-cell table:style-name="Table1.D2" office:value-type="string">
            <text:p text:style-name="P45">Creatures that breed <text:span text:style-name="T6">when given lots of water</text:span></text:p>
          </table:table-cell>
          <table:table-cell table:style-name="Table1.D2" office:value-type="string">
            <text:p text:style-name="P45">The dispersing creatures breed now, I just need to split it from them.</text:p>
          </table:table-cell>
          <table:table-cell table:style-name="Table1.D2" office:value-type="string">
            <text:p text:style-name="P45">50</text:p>
          </table:table-cell>
          <table:table-cell table:style-name="Table1.D2" office:value-type="string">
            <text:p text:style-name="P45">1</text:p>
          </table:table-cell>
          <table:table-cell table:style-name="Table1.E2" office:value-type="string">
            <text:p text:style-name="P45">&lt;1</text:p>
          </table:table-cell>
        </table:table-row>
        <table:table-row table:style-name="Table1.9">
          <table:table-cell table:style-name="Table1.D2" office:value-type="string">
            <text:p text:style-name="P46">Creature that can evolve using genetic combination and mutation</text:p>
          </table:table-cell>
          <table:table-cell table:style-name="Table1.D2" office:value-type="string">
            <text:p text:style-name="P46">Sort of begun since library is available</text:p>
          </table:table-cell>
          <table:table-cell table:style-name="Table1.D2" office:value-type="string">
            <text:p text:style-name="P46">1</text:p>
          </table:table-cell>
          <table:table-cell table:style-name="Table1.D2" office:value-type="string">
            <text:p text:style-name="P52">20 to 40</text:p>
          </table:table-cell>
          <table:table-cell table:style-name="Table1.E2" office:value-type="string">
            <text:p text:style-name="P46">0</text:p>
          </table:table-cell>
        </table:table-row>
        <table:table-row>
          <table:table-cell table:style-name="Table1.D2" office:value-type="string">
            <text:p text:style-name="P46">Creature that can take many shapes</text:p>
          </table:table-cell>
          <table:table-cell table:style-name="Table1.D2" office:value-type="string">
            <text:p text:style-name="P44"/>
          </table:table-cell>
          <table:table-cell table:style-name="Table1.D2" office:value-type="string">
            <text:p text:style-name="P46">0</text:p>
          </table:table-cell>
          <table:table-cell table:style-name="Table1.D2" office:value-type="string">
            <text:p text:style-name="P46">15</text:p>
          </table:table-cell>
          <table:table-cell table:style-name="Table1.E2" office:value-type="string">
            <text:p text:style-name="P46">0</text:p>
          </table:table-cell>
        </table:table-row>
        <table:table-row>
          <table:table-cell table:style-name="Table1.D2" office:value-type="string">
            <text:p text:style-name="P46">Creature that can have transparency (e.g. transparent gradient creatures)</text:p>
          </table:table-cell>
          <table:table-cell table:style-name="Table1.D2" office:value-type="string">
            <text:p text:style-name="P44"/>
          </table:table-cell>
          <table:table-cell table:style-name="Table1.D2" office:value-type="string">
            <text:p text:style-name="P46">0</text:p>
          </table:table-cell>
          <table:table-cell table:style-name="Table1.D2" office:value-type="string">
            <text:p text:style-name="P46">15</text:p>
          </table:table-cell>
          <table:table-cell table:style-name="Table1.E2" office:value-type="string">
            <text:p text:style-name="P46">0</text:p>
          </table:table-cell>
        </table:table-row>
        <table:table-row>
          <table:table-cell table:style-name="Table1.D2" office:value-type="string">
            <text:p text:style-name="P47">Creatures that change over time based on overall ecosystem: less active with less light, etc.</text:p>
          </table:table-cell>
          <table:table-cell table:style-name="Table1.D2" office:value-type="string">
            <text:p text:style-name="P47">Need to define the ideas better</text:p>
          </table:table-cell>
          <table:table-cell table:style-name="Table1.D2" office:value-type="string">
            <text:p text:style-name="P47">0</text:p>
          </table:table-cell>
          <table:table-cell table:style-name="Table1.D2" office:value-type="string">
            <text:p text:style-name="P47">1<text:span text:style-name="T3">0</text:span></text:p>
          </table:table-cell>
          <table:table-cell table:style-name="Table1.E2" office:value-type="string">
            <text:p text:style-name="P47">0</text:p>
          </table:table-cell>
        </table:table-row>
        <table:table-row>
          <table:table-cell table:style-name="Table1.D2" office:value-type="string">
            <text:p text:style-name="P48">Sun that goes around instead of bouncing (low priority <text:span text:style-name="T4">and kind of hard</text:span>)</text:p>
          </table:table-cell>
          <table:table-cell table:style-name="Table1.D2" office:value-type="string">
            <text:p text:style-name="P48">Sun bounces up and down</text:p>
          </table:table-cell>
          <table:table-cell table:style-name="Table1.D2" office:value-type="string">
            <text:p text:style-name="P48">50</text:p>
          </table:table-cell>
          <table:table-cell table:style-name="Table1.D2" office:value-type="string">
            <text:p text:style-name="P48">5</text:p>
          </table:table-cell>
          <table:table-cell table:style-name="Table1.E2" office:value-type="string">
            <text:p text:style-name="P48">~1 or 2</text:p>
          </table:table-cell>
        </table:table-row>
        <table:table-row table:style-name="Table1.14">
          <table:table-cell table:style-name="Table1.D2" office:value-type="string">
            <text:p text:style-name="P49">Creatures that can combine with creatures near them (probably hard I bet, probably won’t try this)</text:p>
          </table:table-cell>
          <table:table-cell table:style-name="Table1.D2" office:value-type="string">
            <text:p text:style-name="P44"/>
          </table:table-cell>
          <table:table-cell table:style-name="Table1.D2" office:value-type="string">
            <text:p text:style-name="P49">0</text:p>
          </table:table-cell>
          <table:table-cell table:style-name="Table1.D2" office:value-type="string">
            <text:p text:style-name="P50"><text:span text:style-name="T5">[</text:span>30<text:span text:style-name="T5">]</text:span></text:p>
          </table:table-cell>
          <table:table-cell table:style-name="Table1.E2" office:value-type="string">
            <text:p text:style-name="P49">0</text:p>
          </table:table-cell>
        </table:table-row>
        <table:table-row>
          <table:table-cell table:style-name="Table1.D2" office:value-type="string">
            <text:p text:style-name="P53"/>
          </table:table-cell>
          <table:table-cell table:style-name="Table1.D2" office:value-type="string">
            <text:p text:style-name="P53"/>
          </table:table-cell>
          <table:table-cell table:style-name="Table1.D2" office:value-type="string">
            <text:p text:style-name="P53"/>
          </table:table-cell>
          <table:table-cell table:style-name="Table1.D2" office:value-type="string">
            <text:p text:style-name="P53"/>
          </table:table-cell>
          <table:table-cell table:style-name="Table1.E2" office:value-type="string">
            <text:p text:style-name="P53"/>
          </table:table-cell>
        </table:table-row>
        <table:table-row>
          <table:table-cell table:style-name="Table1.D2" office:value-type="string">
            <text:p text:style-name="P53"/>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office:value-type="string">
            <text:p text:style-name="P51"/>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office:value-type="string">
            <text:p text:style-name="P51"/>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office:value-type="string">
            <text:p text:style-name="P51"/>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office:value-type="string">
            <text:p text:style-name="P51"/>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table:number-columns-spanned="3" office:value-type="string">
            <text:p text:style-name="P41">Total</text:p>
          </table:table-cell>
          <table:covered-table-cell/>
          <table:covered-table-cell/>
          <table:table-cell table:style-name="Table1.D2" office:value-type="string">
            <text:p text:style-name="P42"><text:span text:style-name="T13">8</text:span>3?</text:p>
          </table:table-cell>
          <table:table-cell table:style-name="Table1.E2" office:value-type="string">
            <text:p text:style-name="P42">9?</text:p>
          </table:table-cell>
        </table:table-row>
      </table:table>
      <text:p text:style-name="P37"/>
      <text:p text:style-name="P1"/>
      <text:p text:style-name="P36">Schedule: <text:span text:style-name="T15">When things are complete</text:span></text:p>
      <text:p text:style-name="P2">Finish dispersion creatures: 20 April</text:p>
      <text:p text:style-name="P2">Finish simple breeds of creature (1h creatures marked in roadmap): 21 April</text:p>
      <text:p text:style-name="P2">Finish the many shapes creature: 23 April</text:p>
      <text:p text:style-name="P2">Finish transparency: 24 April</text:p>
      <text:p text:style-name="P2">Finish the creature that eats: 25 April</text:p>
      <text:p text:style-name="P2">Finish creature that evolves: <text:span text:style-name="T14">29 April</text:span></text:p>
      <text:p text:style-name="P3">Add any more creatures if I have time: 30 April</text:p>
      <text:p text:style-name="P3">Test and fix any bugs found: 1 May</text:p>
      <text:p text:style-name="P2"/>
      <text:list xml:id="list1500857999" text:style-name="L9">
        <text:list-item>
          <text:list>
            <text:list-item>
              <text:p text:style-name="P27">April 25th <text:span text:style-name="del">23rd</text:span>: Prototype presentation </text:p>
            </text:list-item>
            <text:list-item>
              <text:p text:style-name="P29">May 2nd: Final project presentation </text:p>
            </text:list-item>
          </text:list>
        </text:list-item>
      </text:list>
      <text:p text:style-name="P4">Page 5</text:p>
      <text:p text:style-name="P4">Appendix</text:p>
      <text:p text:style-name="P4"/>
      <text:list xml:id="list235215932694525" text:continue-list="list3676371763" text:style-name="L1">
        <text:list-item>
          <text:p text:style-name="P10"/>
        </text:list-item>
        <text:list-item>
          <text:p text:style-name="P10"/>
        </text:list-item>
        <text:list-item>
          <text:p text:style-name="P10">Page 1 (Description) </text:p>
        </text:list-item>
      </text:list>
      <text:list xml:id="list3415850734" text:style-name="L2">
        <text:list-item>
          <text:p text:style-name="P22">Title of piece </text:p>
        </text:list-item>
        <text:list-item>
          <text:p text:style-name="P22">Type of project (app, tool, experiment, upgrade, library, fork) (see below) </text:p>
        </text:list-item>
        <text:list-item>
          <text:p text:style-name="P22">Your name </text:p>
        </text:list-item>
        <text:list-item>
          <text:p text:style-name="P22">300 words description of the work </text:p>
        </text:list-item>
        <text:list-item>
          <text:p text:style-name="P22">300 words describing your <text:span text:style-name="Strong_20_Emphasis">intention</text:span>: here you should explain <text:span text:style-name="Strong_20_Emphasis">why</text:span> you want to make this particular project </text:p>
          <text:list>
            <text:list-item>
              <text:p text:style-name="P22">Avoid sentences such as “I chose to make a game of Pong because I loved the original game of Pong” or “I did a software using genetic algorithms because it is cool”. </text:p>
            </text:list-item>
            <text:list-item>
              <text:p text:style-name="P11">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2">Page 2 (Framing) Choose 3 works that inspired your project and/or that are similar to it or to some aspects of it. For each work give: </text:p>
        </text:list-item>
      </text:list>
      <text:list xml:id="list1296181948" text:style-name="L4">
        <text:list-item>
          <text:p text:style-name="P23">the URL of the project or the bibliography reference </text:p>
        </text:list-item>
        <text:list-item>
          <text:p text:style-name="P13">Short description (100 words) <text:span text:style-name="Strong_20_Emphasis">in your own words</text:span> (no copy-paste) </text:p>
        </text:list-item>
      </text:list>
      <text:list xml:id="list3741602943" text:style-name="L5">
        <text:list-item>
          <text:p text:style-name="P24"><text:soft-page-break/>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4">Page 4 (Roadmap) </text:p>
        </text:list-item>
      </text:list>
      <text:list xml:id="list1799861225" text:style-name="L7">
        <text:list-item>
          <text:p text:style-name="P25">A detailed list of all planned features for your final project </text:p>
        </text:list-item>
        <text:list-item>
          <text:p text:style-name="P25">An estimate (in hours) of how much time you estimate for each of these features (*) </text:p>
        </text:list-item>
        <text:list-item>
          <text:p text:style-name="P25">The current completion of these features (eg. in %) </text:p>
        </text:list-item>
        <text:list-item>
          <text:p text:style-name="P25">The number of hours spent thus far on each feature </text:p>
        </text:list-item>
        <text:list-item>
          <text:p text:style-name="P15">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6">Page 5 (Calendar) </text:p>
        </text:list-item>
      </text:list>
      <text:list xml:id="list235214488316786" text:continue-list="list1500857999" text:style-name="L9">
        <text:list-item>
          <text:p text:style-name="P26">Make a schedule for the different features to implement for your project. </text:p>
        </text:list-item>
        <text:list-item>
          <text:p text:style-name="P26">Your calendar should take into account the following deadlines: </text:p>
          <text:list>
            <text:list-item>
              <text:p text:style-name="P26">April 25th <text:span text:style-name="del">23rd</text:span>: Prototype presentation </text:p>
            </text:list-item>
            <text:list-item>
              <text:p text:style-name="P26">May 2nd: Final project presentation </text:p>
            </text:list-item>
          </text:list>
        </text:list-item>
        <text:list-item>
          <text:p text:style-name="P17">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8">Appendix (Sketches/images) </text:p>
        </text:list-item>
      </text:list>
      <text:list xml:id="list3694448060" text:style-name="L11">
        <text:list-item>
          <text:p text:style-name="P28">The sketches you did in preparation of your project </text:p>
        </text:list-item>
        <text:list-item>
          <text:p text:style-name="P28">One or more screenshots if you have already made some mockups/experiments/prototypes </text:p>
        </text:list-item>
        <text:list-item>
          <text:p text:style-name="P19">Links to videos / videocasts that you did of y</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6</text:page-number><text:s/>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52:13.395826503</dc:date>
    <meta:editing-duration>PT4H53M47S</meta:editing-duration>
    <meta:editing-cycles>43</meta:editing-cycles>
    <meta:generator>LibreOffice/5.4.2.2.0$Linux_X86_64 LibreOffice_project/40m0$Build-2</meta:generator>
    <meta:document-statistic meta:table-count="1" meta:image-count="0" meta:object-count="1" meta:page-count="6" meta:paragraph-count="120" meta:word-count="1877" meta:character-count="10864" meta:non-whitespace-character-count="91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